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2"><text:span text:style-name="T2">Help QtSixA development</text:span></text:p>
      <text:p text:style-name="Standard"/>
      <text:p text:style-name="Standard"/>
      <text:p text:style-name="P3">First of all, thanks for reading my little manual – that just show you care.</text:p>
      <text:p text:style-name="P3"/>
      <text:p text:style-name="P3"/>
      <text:p text:style-name="P3">You can help simply by post an idea, report a bug or even donating.</text:p>
      <text:p text:style-name="P3">I also need help someone with a PS3 or DualShock3 to test out some stuff.</text:p>
      <text:p text:style-name="P3"/>
      <text:p text:style-name="P3">If you are a coding guy/girl, you can download QtSixA code in <text:span text:style-name="T3">qtsixa.sourceforge.net.</text:span></text:p>
      <text:p text:style-name="P3">The interface is written in PyQt (python-qt4) and sixad in C.</text:p>
      <text:p text:style-name="P3"/>
      <text:p text:style-name="P3">Feel free to mail me anytime – <text:span text:style-name="T3">falktx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09-10-22T00:12:04</dc:date>
    <meta:editing-duration>PT00H38M32S</meta:editing-duration>
    <meta:editing-cycles>22</meta:editing-cycles>
    <meta:generator>OpenOffice.org/3.1$Unix OpenOffice.org_project/310m19$Build-9420</meta:generator>
    <meta:document-statistic meta:table-count="0" meta:image-count="0" meta:object-count="0" meta:page-count="1" meta:paragraph-count="8" meta:word-count="83" meta:character-count="457"/>
  </office:meta>
</office:document-meta>
</file>